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62a8a" officeooo:paragraph-rsid="00162a8a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P3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80808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6f008a" loext:opacity="100%" style:font-name="Consolas" fo:font-size="9.5pt" style:font-size-asian="9.5pt"/>
    </style:style>
    <style:style style:name="T4" style:family="text">
      <style:text-properties fo:color="#a31515" loext:opacity="100%" style:font-name="Consolas" fo:font-size="9.5pt" style:font-size-asian="9.5pt"/>
    </style:style>
    <style:style style:name="T5" style:family="text">
      <style:text-properties fo:color="#0000ff" loext:opacity="100%" style:font-name="Consolas" fo:font-size="9.5pt" style:font-size-asian="9.5pt"/>
    </style:style>
    <style:style style:name="T6" style:family="text">
      <style:text-properties fo:color="#2b91af" loext:opacity="100%" style:font-name="Consolas" fo:font-size="9.5pt" style:font-size-asian="9.5pt"/>
    </style:style>
    <style:style style:name="T7" style:family="text">
      <style:text-properties fo:color="#008080" loext:opacity="100%" style:font-name="Consolas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вдання 1</text:p>
      <text:p text:style-name="P1"><text:span text:style-name="T1">#define</text:span><text:span text:style-name="T2"> </text:span><text:span text:style-name="T3">_CRT_SECURE_NO_WARNINGS</text:span></text:p>
      <text:p text:style-name="Standard"><text:span text:style-name="T1">#include</text:span><text:span text:style-name="T2"> </text:span><text:span text:style-name="T4">&lt;iostream&gt;</text:span></text:p>
      <text:p text:style-name="Standard"><text:span text:style-name="T1">#include</text:span><text:span text:style-name="T4">&lt;Windows.h&gt;</text:span></text:p>
      <text:p text:style-name="Standard"><text:span text:style-name="T1">#include</text:span><text:span text:style-name="T4">&lt;math.h&gt;</text:span></text:p>
      <text:p text:style-name="Standard"><text:span text:style-name="T1">#include</text:span><text:span text:style-name="T4">&lt;string.h&gt;</text:span></text:p>
      <text:p text:style-name="Standard"><text:span text:style-name="T1">#include</text:span><text:span text:style-name="T4">&lt;stdlib.h&gt;</text:span></text:p>
      <text:p text:style-name="Standard"><text:span text:style-name="T1">#include</text:span><text:span text:style-name="T4">&lt;direct.h&gt;</text:span></text:p>
      <text:p text:style-name="Standard"><text:span text:style-name="T1">#include</text:span><text:span text:style-name="T4">&lt;io.h&gt;</text:span></text:p>
      <text:p text:style-name="Standard"><text:span text:style-name="T1">#include</text:span><text:span text:style-name="T4">&lt;time.h&gt;</text:span></text:p>
      <text:p text:style-name="P2"/>
      <text:p text:style-name="P2"/>
      <text:p text:style-name="Standard"><text:span text:style-name="T5">using</text:span><text:span text:style-name="T2"> </text:span><text:span text:style-name="T5">namespace</text:span><text:span text:style-name="T2"> std;</text:span></text:p>
      <text:p text:style-name="P2"/>
      <text:p text:style-name="Standard"><text:span text:style-name="T5">class</text:span><text:span text:style-name="T2"> </text:span><text:span text:style-name="T6">Counter</text:span></text:p>
      <text:p text:style-name="P2">{</text:p>
      <text:p text:style-name="Standard"><text:span text:style-name="T5">private</text:span><text:span text:style-name="T2">:</text:span></text:p>
      <text:p text:style-name="Standard"><text:span text:style-name="T2"><text:tab/></text:span><text:span text:style-name="T5">int</text:span><text:span text:style-name="T2"> k;</text:span></text:p>
      <text:p text:style-name="Standard"><text:span text:style-name="T2"><text:tab/></text:span><text:span text:style-name="T5">int</text:span><text:span text:style-name="T2"> min;</text:span></text:p>
      <text:p text:style-name="Standard"><text:span text:style-name="T2"><text:tab/></text:span><text:span text:style-name="T5">int</text:span><text:span text:style-name="T2"> max;</text:span></text:p>
      <text:p text:style-name="Standard"><text:span text:style-name="T5">public</text:span><text:span text:style-name="T2">:</text:span></text:p>
      <text:p text:style-name="P2"><text:tab/>Counter()</text:p>
      <text:p text:style-name="P2"><text:tab/>{</text:p>
      <text:p text:style-name="P2"><text:tab/><text:tab/>k = min = max = 0;</text:p>
      <text:p text:style-name="P2"><text:tab/>}</text:p>
      <text:p text:style-name="Standard"><text:span text:style-name="T2"><text:tab/></text:span><text:span text:style-name="T5">void</text:span><text:span text:style-name="T2"> Set_min_and_max()</text:span></text:p>
      <text:p text:style-name="P2"><text:tab/>{</text:p>
      <text:p text:style-name="Standard"><text:span text:style-name="T2"><text:tab/><text:tab/>cout </text:span><text:span text:style-name="T7">&lt;&lt;</text:span><text:span text:style-name="T2"> </text:span><text:span text:style-name="T4">"Введіть початкову позицію -&gt;"</text:span><text:span text:style-name="T2">;</text:span></text:p>
      <text:p text:style-name="Standard"><text:span text:style-name="T2"><text:tab/><text:tab/>cin </text:span><text:span text:style-name="T7">&gt;&gt;</text:span><text:span text:style-name="T2"> min;</text:span></text:p>
      <text:p text:style-name="Standard"><text:span text:style-name="T2"><text:tab/><text:tab/>cout </text:span><text:span text:style-name="T7">&lt;&lt;</text:span><text:span text:style-name="T2"> </text:span><text:span text:style-name="T4">"Введіть кінцеву позицію -&gt;"</text:span><text:span text:style-name="T2">;</text:span></text:p>
      <text:p text:style-name="Standard"><text:span text:style-name="T2"><text:tab/><text:tab/>cin </text:span><text:span text:style-name="T7">&gt;&gt;</text:span><text:span text:style-name="T2"> max;</text:span></text:p>
      <text:p text:style-name="P2"><text:tab/><text:tab/>k = min;</text:p>
      <text:p text:style-name="P2"><text:tab/>}</text:p>
      <text:p text:style-name="Standard"><text:span text:style-name="T2"><text:tab/></text:span><text:span text:style-name="T5">int</text:span><text:span text:style-name="T2"> Get_k()</text:span></text:p>
      <text:p text:style-name="P2"><text:tab/>{</text:p>
      <text:p text:style-name="Standard"><text:span text:style-name="T2"><text:tab/><text:tab/></text:span><text:span text:style-name="T5">return</text:span><text:span text:style-name="T2"> k;</text:span></text:p>
      <text:p text:style-name="P2"/>
      <text:p text:style-name="P2"><text:tab/>}</text:p>
      <text:p text:style-name="Standard"><text:span text:style-name="T2"><text:tab/></text:span><text:span text:style-name="T5">void</text:span><text:span text:style-name="T2"> Start()</text:span></text:p>
      <text:p text:style-name="P2"><text:tab/>{</text:p>
      <text:p text:style-name="P2"><text:tab/><text:tab/>Set_min_and_max();</text:p>
      <text:p text:style-name="Standard"><text:span text:style-name="T2"><text:tab/><text:tab/></text:span><text:span text:style-name="T5">while</text:span><text:span text:style-name="T2"> (</text:span><text:span text:style-name="T5">true</text:span><text:span text:style-name="T2">)</text:span></text:p>
      <text:p text:style-name="P2"><text:tab/><text:tab/>{</text:p>
      <text:p text:style-name="Standard"><text:span text:style-name="T2"><text:tab/><text:tab/><text:tab/></text:span><text:span text:style-name="T5">if</text:span><text:span text:style-name="T2"> (k == max)</text:span></text:p>
      <text:p text:style-name="P2"><text:tab/><text:tab/><text:tab/><text:tab/>k = min;</text:p>
      <text:p text:style-name="Standard"><text:span text:style-name="T2"><text:tab/><text:tab/><text:tab/>cout </text:span><text:span text:style-name="T7">&lt;&lt;</text:span><text:span text:style-name="T2"> Get_k()</text:span><text:span text:style-name="T7">&lt;&lt;</text:span><text:span text:style-name="T2">endl;</text:span></text:p>
      <text:p text:style-name="P2"><text:tab/><text:tab/><text:tab/>Sleep(1000);</text:p>
      <text:p text:style-name="P2"><text:tab/><text:tab/><text:tab/>k++;</text:p>
      <text:p text:style-name="P2"/>
      <text:p text:style-name="P2"/>
      <text:p text:style-name="P2"><text:tab/><text:tab/>}</text:p>
      <text:p text:style-name="P2"><text:tab/>}</text:p>
      <text:p text:style-name="P2">};</text:p>
      <text:p text:style-name="P2"/>
      <text:p text:style-name="Standard"><text:span text:style-name="T5">int</text:span><text:span text:style-name="T2"> main()</text:span></text:p>
      <text:p text:style-name="P2">{</text:p>
      <text:p text:style-name="P2"><text:tab/>SetConsoleCP(1251);</text:p>
      <text:p text:style-name="P2"><text:tab/>SetConsoleOutputCP(1251);</text:p>
      <text:p text:style-name="Standard"><text:span text:style-name="T2"><text:tab/></text:span><text:span text:style-name="T6">Counter</text:span><text:span text:style-name="T2"> k;</text:span></text:p>
      <text:p text:style-name="P2"><text:tab/>k.Start();</text:p>
      <text:p text:style-name="P2"><text:tab/></text:p>
      <text:p text:style-name="P2"><text:tab/></text:p>
      <text:p text:style-name="P2"/>
      <text:p text:style-name="Standard"><text:span text:style-name="T2"><text:tab/></text:span><text:span text:style-name="T5">return</text:span><text:span text:style-name="T2"> 0;</text:span></text:p>
      <text:p text:style-name="P2">}</text:p>
      <text:p text:style-name="P1"><text:soft-page-break/>Завдання 2</text:p>
      <text:p text:style-name="P1"><text:span text:style-name="T1">#define</text:span><text:span text:style-name="T2"> </text:span><text:span text:style-name="T3">_CRT_SECURE_NO_WARNINGS</text:span></text:p>
      <text:p text:style-name="Standard"><text:span text:style-name="T1">#include</text:span><text:span text:style-name="T2"> </text:span><text:span text:style-name="T4">&lt;iostream&gt;</text:span></text:p>
      <text:p text:style-name="Standard"><text:span text:style-name="T1">#include</text:span><text:span text:style-name="T4">&lt;Windows.h&gt;</text:span></text:p>
      <text:p text:style-name="Standard"><text:span text:style-name="T1">#include</text:span><text:span text:style-name="T4">&lt;math.h&gt;</text:span></text:p>
      <text:p text:style-name="Standard"><text:span text:style-name="T1">#include</text:span><text:span text:style-name="T4">&lt;string.h&gt;</text:span></text:p>
      <text:p text:style-name="Standard"><text:span text:style-name="T1">#include</text:span><text:span text:style-name="T4">&lt;stdlib.h&gt;</text:span></text:p>
      <text:p text:style-name="Standard"><text:span text:style-name="T1">#include</text:span><text:span text:style-name="T4">&lt;direct.h&gt;</text:span></text:p>
      <text:p text:style-name="Standard"><text:span text:style-name="T1">#include</text:span><text:span text:style-name="T4">&lt;io.h&gt;</text:span></text:p>
      <text:p text:style-name="Standard"><text:span text:style-name="T1">#include</text:span><text:span text:style-name="T4">&lt;time.h&gt;</text:span></text:p>
      <text:p text:style-name="P2"/>
      <text:p text:style-name="Standard"><text:span text:style-name="T1">#define</text:span><text:span text:style-name="T2"> </text:span><text:span text:style-name="T3">size</text:span><text:span text:style-name="T2"> 100</text:span></text:p>
      <text:p text:style-name="Standard"><text:span text:style-name="T5">using</text:span><text:span text:style-name="T2"> </text:span><text:span text:style-name="T5">namespace</text:span><text:span text:style-name="T2"> std;</text:span></text:p>
      <text:p text:style-name="P2"/>
      <text:p text:style-name="Standard"><text:span text:style-name="T5">class</text:span><text:span text:style-name="T2"> </text:span><text:span text:style-name="T6">Students</text:span></text:p>
      <text:p text:style-name="P2">{</text:p>
      <text:p text:style-name="Standard"><text:span text:style-name="T5">private</text:span><text:span text:style-name="T2">:</text:span></text:p>
      <text:p text:style-name="Standard"><text:span text:style-name="T2"><text:tab/></text:span><text:span text:style-name="T5">char</text:span><text:span text:style-name="T2"> name[</text:span><text:span text:style-name="T3">size</text:span><text:span text:style-name="T2">];</text:span></text:p>
      <text:p text:style-name="Standard"><text:span text:style-name="T2"><text:tab/></text:span><text:span text:style-name="T5">char</text:span><text:span text:style-name="T2"> lastname[</text:span><text:span text:style-name="T3">size</text:span><text:span text:style-name="T2">];</text:span></text:p>
      <text:p text:style-name="Standard"><text:span text:style-name="T2"><text:tab/></text:span><text:span text:style-name="T5">char</text:span><text:span text:style-name="T2"> surname[</text:span><text:span text:style-name="T3">size</text:span><text:span text:style-name="T2">];</text:span></text:p>
      <text:p text:style-name="Standard"><text:span text:style-name="T5">public</text:span><text:span text:style-name="T2">:</text:span></text:p>
      <text:p text:style-name="P2"><text:tab/>Students()</text:p>
      <text:p text:style-name="P2"><text:tab/>{</text:p>
      <text:p text:style-name="Standard"><text:span text:style-name="T2"><text:tab/><text:tab/>strcpy(name, </text:span><text:span text:style-name="T4">"Unknown"</text:span><text:span text:style-name="T2">);</text:span></text:p>
      <text:p text:style-name="Standard"><text:span text:style-name="T2"><text:tab/><text:tab/>strcpy(lastname, </text:span><text:span text:style-name="T4">"Unknown"</text:span><text:span text:style-name="T2">);</text:span></text:p>
      <text:p text:style-name="Standard"><text:span text:style-name="T2"><text:tab/><text:tab/>strcpy(surname, </text:span><text:span text:style-name="T4">"Unknown"</text:span><text:span text:style-name="T2">);</text:span></text:p>
      <text:p text:style-name="P2"><text:tab/>}</text:p>
      <text:p text:style-name="Standard"><text:span text:style-name="T2"><text:tab/></text:span><text:span text:style-name="T5">char</text:span><text:span text:style-name="T2">* Get_name()</text:span></text:p>
      <text:p text:style-name="P2"><text:tab/>{</text:p>
      <text:p text:style-name="Standard"><text:span text:style-name="T2"><text:tab/><text:tab/></text:span><text:span text:style-name="T5">return</text:span><text:span text:style-name="T2"> name;</text:span></text:p>
      <text:p text:style-name="P2"><text:tab/>}</text:p>
      <text:p text:style-name="Standard"><text:span text:style-name="T2"><text:tab/></text:span><text:span text:style-name="T5">char</text:span><text:span text:style-name="T2">* Get_lastname()</text:span></text:p>
      <text:p text:style-name="P2"><text:tab/>{</text:p>
      <text:p text:style-name="Standard"><text:span text:style-name="T2"><text:tab/><text:tab/></text:span><text:span text:style-name="T5">return</text:span><text:span text:style-name="T2"> lastname;</text:span></text:p>
      <text:p text:style-name="P2"><text:tab/>}</text:p>
      <text:p text:style-name="Standard"><text:span text:style-name="T2"><text:tab/></text:span><text:span text:style-name="T5">char</text:span><text:span text:style-name="T2">* Get_surname()</text:span></text:p>
      <text:p text:style-name="P2"><text:tab/>{</text:p>
      <text:p text:style-name="Standard"><text:span text:style-name="T2"><text:tab/><text:tab/></text:span><text:span text:style-name="T5">return</text:span><text:span text:style-name="T2"> surname;</text:span></text:p>
      <text:p text:style-name="P2"><text:tab/>}</text:p>
      <text:p text:style-name="P2"/>
      <text:p text:style-name="P2">};</text:p>
      <text:p text:style-name="P2"/>
      <text:p text:style-name="Standard"><text:span text:style-name="T5">class</text:span><text:span text:style-name="T2"> </text:span><text:span text:style-name="T6">Group</text:span></text:p>
      <text:p text:style-name="P2">{</text:p>
      <text:p text:style-name="Standard"><text:span text:style-name="T5">private</text:span><text:span text:style-name="T2">:</text:span></text:p>
      <text:p text:style-name="Standard"><text:span text:style-name="T2"><text:tab/></text:span><text:span text:style-name="T5">char</text:span><text:span text:style-name="T2"> Name[</text:span><text:span text:style-name="T3">size</text:span><text:span text:style-name="T2">];</text:span></text:p>
      <text:p text:style-name="Standard"><text:span text:style-name="T2"><text:tab/></text:span><text:span text:style-name="T5">int</text:span><text:span text:style-name="T2"> number;</text:span></text:p>
      <text:p text:style-name="Standard"><text:span text:style-name="T2"><text:tab/></text:span><text:span text:style-name="T6">Students</text:span><text:span text:style-name="T2">* students;</text:span></text:p>
      <text:p text:style-name="P2"><text:tab/></text:p>
      <text:p text:style-name="Standard"><text:span text:style-name="T5">public</text:span><text:span text:style-name="T2">:</text:span></text:p>
      <text:p text:style-name="Standard"><text:span text:style-name="T2"><text:tab/></text:span><text:span text:style-name="T5">void</text:span><text:span text:style-name="T2"> Add()</text:span></text:p>
      <text:p text:style-name="P2"><text:tab/>{</text:p>
      <text:p text:style-name="Standard"><text:span text:style-name="T2"><text:tab/><text:tab/></text:span><text:span text:style-name="T5">for</text:span><text:span text:style-name="T2"> (</text:span><text:span text:style-name="T5">int</text:span><text:span text:style-name="T2"> i = 0; i &lt; number; i++)</text:span></text:p>
      <text:p text:style-name="P2"><text:tab/><text:tab/>{</text:p>
      <text:p text:style-name="Standard"><text:span text:style-name="T2"><text:tab/><text:tab/><text:tab/>cout </text:span><text:span text:style-name="T7">&lt;&lt;</text:span><text:span text:style-name="T2"> </text:span><text:span text:style-name="T4">"Введіть ім'я "</text:span><text:span text:style-name="T2"> </text:span><text:span text:style-name="T7">&lt;&lt;</text:span><text:span text:style-name="T2"> i + 1 </text:span><text:span text:style-name="T7">&lt;&lt;</text:span><text:span text:style-name="T2"> </text:span><text:span text:style-name="T4">" cтудента -&gt;"</text:span><text:span text:style-name="T2">;</text:span></text:p>
      <text:p text:style-name="Standard"><text:span text:style-name="T2"><text:tab/><text:tab/><text:tab/>cin </text:span><text:span text:style-name="T7">&gt;&gt;</text:span><text:span text:style-name="T2"> students[i].Get_name();</text:span></text:p>
      <text:p text:style-name="Standard"><text:span text:style-name="T2"><text:tab/><text:tab/><text:tab/>cout </text:span><text:span text:style-name="T7">&lt;&lt;</text:span><text:span text:style-name="T2"> </text:span><text:span text:style-name="T4">"Введіть прізвище "</text:span><text:span text:style-name="T2"> </text:span><text:span text:style-name="T7">&lt;&lt;</text:span><text:span text:style-name="T2"> i + 1 </text:span><text:span text:style-name="T7">&lt;&lt;</text:span><text:span text:style-name="T2"> </text:span><text:span text:style-name="T4">" cтудента -&gt;"</text:span><text:span text:style-name="T2">;</text:span></text:p>
      <text:p text:style-name="Standard"><text:span text:style-name="T2"><text:tab/><text:tab/><text:tab/>cin </text:span><text:span text:style-name="T7">&gt;&gt;</text:span><text:span text:style-name="T2"> students[i].Get_lastname();</text:span></text:p>
      <text:p text:style-name="Standard"><text:span text:style-name="T2"><text:tab/><text:tab/><text:tab/>cout </text:span><text:span text:style-name="T7">&lt;&lt;</text:span><text:span text:style-name="T2"> </text:span><text:span text:style-name="T4">"Введіть по-батькові "</text:span><text:span text:style-name="T2"> </text:span><text:span text:style-name="T7">&lt;&lt;</text:span><text:span text:style-name="T2"> i + 1 </text:span><text:span text:style-name="T7">&lt;&lt;</text:span><text:span text:style-name="T2"> </text:span><text:span text:style-name="T4">" cтудента -&gt;"</text:span><text:span text:style-name="T2">;</text:span></text:p>
      <text:p text:style-name="Standard"><text:span text:style-name="T2"><text:tab/><text:tab/><text:tab/>cin </text:span><text:span text:style-name="T7">&gt;&gt;</text:span><text:span text:style-name="T2"> students[i].Get_surname();</text:span></text:p>
      <text:p text:style-name="P2"/>
      <text:p text:style-name="P2"><text:tab/><text:tab/>}</text:p>
      <text:p text:style-name="P2"/>
      <text:p text:style-name="P2"><text:tab/>}</text:p>
      <text:p text:style-name="P2"><text:tab/>Group()</text:p>
      <text:p text:style-name="P2"><text:soft-page-break/><text:tab/>{</text:p>
      <text:p text:style-name="Standard"><text:span text:style-name="T2"><text:tab/><text:tab/>strcpy(Name, </text:span><text:span text:style-name="T4">"Unknown"</text:span><text:span text:style-name="T2">);</text:span></text:p>
      <text:p text:style-name="P2"><text:tab/><text:tab/>number = 0;</text:p>
      <text:p text:style-name="Standard"><text:span text:style-name="T2"><text:tab/><text:tab/>students = </text:span><text:span text:style-name="T3">NULL</text:span><text:span text:style-name="T2">;</text:span></text:p>
      <text:p text:style-name="P2"><text:tab/><text:tab/></text:p>
      <text:p text:style-name="P2"><text:tab/>}</text:p>
      <text:p text:style-name="P2"><text:tab/>~Group()</text:p>
      <text:p text:style-name="P2"><text:tab/>{</text:p>
      <text:p text:style-name="P2"><text:tab/><text:tab/></text:p>
      <text:p text:style-name="Standard"><text:span text:style-name="T2"><text:tab/><text:tab/></text:span><text:span text:style-name="T5">if</text:span><text:span text:style-name="T2">(students!=</text:span><text:span text:style-name="T3">NULL</text:span><text:span text:style-name="T2">)</text:span></text:p>
      <text:p text:style-name="P2"><text:tab/><text:tab/>{ </text:p>
      <text:p text:style-name="Standard"><text:span text:style-name="T2"><text:tab/><text:tab/><text:tab/></text:span><text:span text:style-name="T5">delete[]</text:span><text:span text:style-name="T2"> students;</text:span></text:p>
      <text:p text:style-name="P2"><text:tab/><text:tab/>}</text:p>
      <text:p text:style-name="P2"><text:tab/><text:tab/></text:p>
      <text:p text:style-name="P2"><text:tab/>}</text:p>
      <text:p text:style-name="Standard"><text:span text:style-name="T2"><text:tab/></text:span><text:span text:style-name="T5">void</text:span><text:span text:style-name="T2"> Set_Name_and_number()</text:span></text:p>
      <text:p text:style-name="P2"><text:tab/>{</text:p>
      <text:p text:style-name="P2"><text:tab/><text:tab/></text:p>
      <text:p text:style-name="Standard"><text:span text:style-name="T2"><text:tab/><text:tab/>cout </text:span><text:span text:style-name="T7">&lt;&lt;</text:span><text:span text:style-name="T2"> </text:span><text:span text:style-name="T4">"Введіть назву групи -&gt;"</text:span><text:span text:style-name="T2">;</text:span></text:p>
      <text:p text:style-name="Standard"><text:span text:style-name="T2"><text:tab/><text:tab/>cin.getline(Name, </text:span><text:span text:style-name="T3">size</text:span><text:span text:style-name="T2">);</text:span></text:p>
      <text:p text:style-name="Standard"><text:span text:style-name="T2"><text:tab/><text:tab/>cout </text:span><text:span text:style-name="T7">&lt;&lt;</text:span><text:span text:style-name="T2"> </text:span><text:span text:style-name="T4">"Введіть кількість студентів -&gt;"</text:span><text:span text:style-name="T2">;</text:span></text:p>
      <text:p text:style-name="Standard"><text:span text:style-name="T2"><text:tab/><text:tab/>cin </text:span><text:span text:style-name="T7">&gt;&gt;</text:span><text:span text:style-name="T2"> number;</text:span></text:p>
      <text:p text:style-name="Standard"><text:span text:style-name="T2"><text:tab/><text:tab/>students = </text:span><text:span text:style-name="T5">new</text:span><text:span text:style-name="T2"> </text:span><text:span text:style-name="T6">Students</text:span><text:span text:style-name="T2">[number];</text:span></text:p>
      <text:p text:style-name="P2"><text:tab/>}</text:p>
      <text:p text:style-name="Standard"><text:span text:style-name="T2"><text:tab/></text:span><text:span text:style-name="T5">void</text:span><text:span text:style-name="T2"> Print_all()</text:span></text:p>
      <text:p text:style-name="P2"><text:tab/>{</text:p>
      <text:p text:style-name="Standard"><text:span text:style-name="T2"><text:tab/><text:tab/>cout </text:span><text:span text:style-name="T7">&lt;&lt;</text:span><text:span text:style-name="T2"> </text:span><text:span text:style-name="T4">"Група - "</text:span><text:span text:style-name="T2"> </text:span><text:span text:style-name="T7">&lt;&lt;</text:span><text:span text:style-name="T2"> Name </text:span><text:span text:style-name="T7">&lt;&lt;</text:span><text:span text:style-name="T2"> endl;</text:span></text:p>
      <text:p text:style-name="Standard"><text:span text:style-name="T2"><text:tab/><text:tab/>cout </text:span><text:span text:style-name="T7">&lt;&lt;</text:span><text:span text:style-name="T2"> </text:span><text:span text:style-name="T4">"Кількість студентів - "</text:span><text:span text:style-name="T2"> </text:span><text:span text:style-name="T7">&lt;&lt;</text:span><text:span text:style-name="T2"> number </text:span><text:span text:style-name="T7">&lt;&lt;</text:span><text:span text:style-name="T2"> endl;</text:span></text:p>
      <text:p text:style-name="Standard"><text:span text:style-name="T2"><text:tab/><text:tab/></text:span><text:span text:style-name="T5">for</text:span><text:span text:style-name="T2"> (</text:span><text:span text:style-name="T5">int</text:span><text:span text:style-name="T2"> i = 0; i &lt; number; i++)</text:span></text:p>
      <text:p text:style-name="P2"><text:tab/><text:tab/>{</text:p>
      <text:p text:style-name="Standard"><text:span text:style-name="T2"><text:tab/><text:tab/><text:tab/>cout </text:span><text:span text:style-name="T7">&lt;&lt;</text:span><text:span text:style-name="T2"> </text:span><text:span text:style-name="T4">"---------------------------------------\n"</text:span><text:span text:style-name="T2">;</text:span></text:p>
      <text:p text:style-name="Standard"><text:span text:style-name="T2"><text:tab/><text:tab/><text:tab/>cout</text:span><text:span text:style-name="T7">&lt;&lt;</text:span><text:span text:style-name="T4">"Ім'я студента - "</text:span><text:span text:style-name="T7">&lt;&lt;</text:span><text:span text:style-name="T2"> students[i].Get_name()</text:span><text:span text:style-name="T7">&lt;&lt;</text:span><text:span text:style-name="T2">endl;</text:span></text:p>
      <text:p text:style-name="Standard"><text:span text:style-name="T2"><text:tab/><text:tab/><text:tab/>cout </text:span><text:span text:style-name="T7">&lt;&lt;</text:span><text:span text:style-name="T2"> </text:span><text:span text:style-name="T4">"Прізвище студента - "</text:span><text:span text:style-name="T2"> </text:span><text:span text:style-name="T7">&lt;&lt;</text:span><text:span text:style-name="T2"> students[i].Get_lastname() </text:span><text:span text:style-name="T7">&lt;&lt;</text:span><text:span text:style-name="T2"> endl;</text:span></text:p>
      <text:p text:style-name="Standard"><text:span text:style-name="T2"><text:tab/><text:tab/><text:tab/>cout </text:span><text:span text:style-name="T7">&lt;&lt;</text:span><text:span text:style-name="T2"> </text:span><text:span text:style-name="T4">"По-батькові студента - "</text:span><text:span text:style-name="T2"> </text:span><text:span text:style-name="T7">&lt;&lt;</text:span><text:span text:style-name="T2"> students[i].Get_surname() </text:span><text:span text:style-name="T7">&lt;&lt;</text:span><text:span text:style-name="T2"> endl;</text:span></text:p>
      <text:p text:style-name="Standard"><text:span text:style-name="T2"><text:tab/><text:tab/><text:tab/>cout </text:span><text:span text:style-name="T7">&lt;&lt;</text:span><text:span text:style-name="T2"> </text:span><text:span text:style-name="T4">"---------------------------------------\n"</text:span><text:span text:style-name="T2">;</text:span></text:p>
      <text:p text:style-name="P2"><text:tab/><text:tab/>}</text:p>
      <text:p text:style-name="P2"><text:tab/>}</text:p>
      <text:p text:style-name="P2">};</text:p>
      <text:p text:style-name="P2"/>
      <text:p text:style-name="Standard"><text:span text:style-name="T5">int</text:span><text:span text:style-name="T2"> main()</text:span></text:p>
      <text:p text:style-name="P2">{</text:p>
      <text:p text:style-name="P2"><text:tab/>SetConsoleCP(1251);</text:p>
      <text:p text:style-name="P2"><text:tab/>SetConsoleOutputCP(1251);</text:p>
      <text:p text:style-name="Standard"><text:span text:style-name="T2"><text:tab/></text:span><text:span text:style-name="T6">Group</text:span><text:span text:style-name="T2"> a;</text:span></text:p>
      <text:p text:style-name="P2"><text:tab/>a.Set_Name_and_number();</text:p>
      <text:p text:style-name="P2"><text:tab/>a.Add();</text:p>
      <text:p text:style-name="P2"><text:tab/>a.Print_all();</text:p>
      <text:p text:style-name="P2"/>
      <text:p text:style-name="Standard"><text:span text:style-name="T2"><text:tab/></text:span><text:span text:style-name="T5">return</text:span><text:span text:style-name="T2"> 0;</text:span></text:p>
      <text:p text:style-name="P2">}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21:23:33.521000000</meta:creation-date>
    <dc:date>2022-06-13T23:55:14.755000000</dc:date>
    <meta:editing-duration>PT2M8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164" meta:word-count="358" meta:character-count="2535" meta:non-whitespace-character-count="2140"/>
  </office:meta>
</office:document-meta>
</file>